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128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line-height="115%" style:writing-mode="lr-tb"/>
      <style:text-properties officeooo:rsid="0002a161" officeooo:paragraph-rsid="0002a161"/>
    </style:style>
    <style:style style:name="P6" style:family="paragraph" style:parent-style-name="Standard">
      <style:paragraph-properties fo:line-height="115%" fo:break-before="auto" fo:break-after="auto" style:writing-mode="lr-tb"/>
    </style:style>
    <style:style style:name="P7" style:family="paragraph" style:parent-style-name="Header">
      <style:text-properties officeooo:rsid="0002a161" officeooo:paragraph-rsid="0002a161"/>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weight="bold" style:font-weight-asian="bold" style:font-weight-complex="bold"/>
    </style:style>
    <style:style style:name="T3"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u are now headed to work independently on your project. Reflect on your strengths, weaknesses and progress <text:s/>(and go back to your Drucker reflection if that helps)</text:p>
      <text:p text:style-name="P1">*** Remember - this is not an English class essay!</text:p>
      <text:p text:style-name="P1">*** No, no references required</text:p>
      <text:p text:style-name="P1"/>
      <text:p text:style-name="P1">Part 1:</text:p>
      <text:p text:style-name="P1"/>
      <table:table table:name="Table1" table:style-name="Table1">
        <table:table-column table:style-name="Table1.A" table:number-columns-repeated="4"/>
        <table:table-row>
          <table:table-cell table:style-name="Table1.A1" office:value-type="string">
            <text:p text:style-name="P2"/>
          </table:table-cell>
          <table:table-cell table:style-name="Table1.A1" office:value-type="string">
            <text:p text:style-name="P3"><text:span text:style-name="T1">Before the midsemester break</text:span></text:p>
          </table:table-cell>
          <table:table-cell table:style-name="Table1.A1" office:value-type="string">
            <text:p text:style-name="P3"><text:span text:style-name="T1">During the midsemester break</text:span></text:p>
          </table:table-cell>
          <table:table-cell table:style-name="Table1.A1" office:value-type="string">
            <text:p text:style-name="P3"><text:span text:style-name="T1">At the end of <text:s/>the midsemester break</text:span></text:p>
          </table:table-cell>
        </table:table-row>
        <table:table-row>
          <table:table-cell table:style-name="Table1.A1" office:value-type="string">
            <text:p text:style-name="P3"><text:span text:style-name="T1">I am comfortable I will be able to ….</text:span></text:p>
          </table:table-cell>
          <table:table-cell table:style-name="Table1.A1" office:value-type="string">
            <text:p text:style-name="P3"><text:span text:style-name="T1">Have my DMP uploaded</text:span></text:p>
            <text:p text:style-name="P3"><text:span text:style-name="T1">Continue Python courses on my phone</text:span></text:p>
            <text:p text:style-name="P2"/>
          </table:table-cell>
          <table:table-cell table:style-name="Table1.A1" office:value-type="string">
            <text:p text:style-name="P3"><text:span text:style-name="T1">Finish the .tps file</text:span></text:p>
            <text:p text:style-name="P2"/>
          </table:table-cell>
          <table:table-cell table:style-name="Table1.A1" office:value-type="string">
            <text:p text:style-name="P3"><text:span text:style-name="T1">Have all my assignments complete from other courses, can focus on medsci 736 and my thesis proposal</text:span></text:p>
            <text:p text:style-name="P3"><text:span text:style-name="T1">Get started on coding (writing code for a MANOVA analysis)</text:span></text:p>
          </table:table-cell>
        </table:table-row>
        <table:table-row>
          <table:table-cell table:style-name="Table1.A1" office:value-type="string">
            <text:p text:style-name="P3"><text:span text:style-name="T1">I think I may struggle with …..</text:span></text:p>
          </table:table-cell>
          <table:table-cell table:style-name="Table1.A1" office:value-type="string">
            <text:p text:style-name="P2"/>
          </table:table-cell>
          <table:table-cell table:style-name="Table1.A1" office:value-type="string">
            <text:p text:style-name="P3"><text:span text:style-name="T1">Getting through other course workload</text:span></text:p>
          </table:table-cell>
          <table:table-cell table:style-name="Table1.A1" office:value-type="string">
            <text:p text:style-name="P2"/>
          </table:table-cell>
        </table:table-row>
        <table:table-row>
          <table:table-cell table:style-name="Table1.A1" office:value-type="string">
            <text:p text:style-name="P3"><text:span text:style-name="T1">I don’t <text:s/>think I’ll be able to ...</text:span></text:p>
          </table:table-cell>
          <table:table-cell table:style-name="Table1.A1" office:value-type="string">
            <text:p text:style-name="P2"/>
          </table:table-cell>
          <table:table-cell table:style-name="Table1.A1" office:value-type="string">
            <text:p text:style-name="P3"><text:span text:style-name="T1">Code my project yet - I have too many assignments to catch up on following being away for 1 week.</text:span></text:p>
          </table:table-cell>
          <table:table-cell table:style-name="Table1.A1" office:value-type="string">
            <text:p text:style-name="P2"/>
          </table:table-cell>
        </table:table-row>
      </table:table>
      <text:p text:style-name="P1"/>
      <text:p text:style-name="P1">(list as many as you wish)</text:p>
      <text:p text:style-name="P1"/>
      <text:p text:style-name="P1">Part 2:</text:p>
      <text:p text:style-name="P1">Compare the same items across time…</text:p>
      <text:p text:style-name="P1"/>
      <text:p text:style-name="P1"><text:span text:style-name="T2">How well did you predict where you were at? Any surprises? <text:s/></text:span></text:p>
      <text:p text:style-name="P1">I wasn’t expecting to travel back to the UK . This has put me behind on assignments (however I have now caught up). I will now need to focus on three areas 1) MedSci 736 project 2) BioSci 761 thesis proposal 3) Velocity 100K business plan</text:p>
      <text:p text:style-name="P1"/>
      <text:p text:style-name="P1"><text:span text:style-name="T2">How well did you anticipate your needs?</text:span></text:p>
      <text:p text:style-name="P1">I had anticipated being able to do more work in the UK however between family commitments, other assignments and really intense lack of sleep I have found it difficult to stay to schedule. I’ve worked hard over the past two weeks to get the most urgent deadlines finished which has given me some breathing room over the next two weeks to catch up on everything else.</text:p>
      <text:p text:style-name="P5"><text:soft-page-break/>I feel I have got command line down reasonably well and I really enjoy using it (probably more than I enjoy using Python). I think Python is just something that I will have to do everyday to get good at it.</text:p>
      <text:p text:style-name="P1"/>
      <text:p text:style-name="P1"><text:span text:style-name="T2">What did you learn about yourself and what might you change? </text:span></text:p>
      <text:p text:style-name="P1">I haven’t normally had any difficulties with jet lag but spending over 60 hours on planes with 5 days in a completely opposite time zone really knocked me for six. I kept meaning to email or slack the Medsci team to let them know where I am currently at in terms of the project but I kept putting it off due to other assignments and commitments. I think the really useful big picture insight is that sometimes things outside of your control happen and you should underestimate rather than overestimate your ability to stay on top of things.</text:p>
      <text:p text:style-name="P1"/>
      <text:p text:style-name="P1"><text:span text:style-name="T2">Have you identified any specific needs for the second half of the semester?</text:span> </text:p>
      <text:p text:style-name="P1">My supervisor is on sick leave for at least 2 weeks. I will need to get started on my coding but it would be good to run through things with him when he gets back. I will need to use the hacky hour to get started in Python. <text:span text:style-name="T3">It would be good to know when it is better to use R vs. Py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a161" officeooo:paragraph-rsid="0002a161"/>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bir012<text:tab/>Neil Birrell<text:tab/>432467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2</meta:editing-cycles>
    <dc:date>2016-09-14T14:58:51.538954586</dc:date>
    <meta:editing-duration>PT4M8S</meta:editing-duration>
    <meta:document-statistic meta:table-count="1" meta:image-count="0" meta:object-count="0" meta:page-count="2" meta:paragraph-count="30" meta:word-count="523" meta:character-count="2780" meta:non-whitespace-character-count="2280"/>
  </office:meta>
</office:document-meta>
</file>